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06cm" fo:padding-bottom="0.106cm" fo:padding-left="0.106cm" fo:padding-right="0.106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top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.169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69cm" fo:margin-bottom="0cm" fo:line-height="119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9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.9000015258789pt" fo:letter-spacing="normal" fo:font-style="normal" style:text-underline-style="none" fo:font-weight="normal" style:font-name-asian="Arial1" style:font-size-asian="48.9000015258789pt" style:font-style-asian="normal" style:font-weight-asian="normal" style:font-name-complex="Arial1" style:font-size-complex="48.9000015258789pt" style:font-style-complex="normal" style:font-weight-complex="normal"/>
    </style:style>
    <style:style style:name="T2" style:family="text">
      <style:text-properties fo:font-variant="normal" fo:text-transform="none" fo:color="#898989" style:text-line-through-style="none" style:text-line-through-type="none" style:text-position="0% 100%" style:font-name="Arial1" fo:font-size="35.5999984741211pt" fo:letter-spacing="normal" fo:font-style="normal" style:text-underline-style="none" fo:font-weight="normal" style:font-name-asian="Arial1" style:font-size-asian="35.5999984741211pt" style:font-style-asian="normal" style:font-weight-asian="normal" style:font-name-complex="Arial1" style:font-size-complex="35.5999984741211pt" style:font-style-complex="normal" style:font-weight-complex="normal"/>
    </style:style>
    <style:style style:name="T3" style:family="text">
      <style:text-properties fo:font-variant="normal" fo:text-transform="none" fo:color="#898989" style:text-line-through-style="none" style:text-line-through-type="none" style:text-position="0% 100%" style:font-name="Arial1" fo:font-size="26.7000007629395pt" fo:letter-spacing="normal" fo:font-style="normal" style:text-underline-style="none" fo:font-weight="normal" style:font-name-asian="Arial1" style:font-size-asian="26.7000007629395pt" style:font-style-asian="normal" style:font-weight-asian="normal" style:font-name-complex="Arial1" style:font-size-complex="26.7000007629395pt" style:font-style-complex="normal" style:font-weight-complex="normal"/>
    </style:style>
    <style:style style:name="T4" style:family="text">
      <style:text-properties fo:font-variant="normal" fo:text-transform="none" fo:color="#898989" style:text-line-through-style="none" style:text-line-through-type="none" style:text-position="0% 100%" style:font-name="Arial1" fo:font-size="13.3999996185303pt" fo:letter-spacing="normal" fo:font-style="normal" style:text-underline-style="none" fo:font-weight="normal" style:font-name-asian="Arial1" style:font-size-asian="13.3999996185303pt" style:font-style-asian="normal" style:font-weight-asian="normal" style:font-name-complex="Arial1" style:font-size-complex="13.399999618530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Shape 19" presentation:style-name="pr1" draw:text-style-name="P2" draw:layer="layout" svg:width="23.631cm" svg:height="4.464cm" svg:x="2.401cm" svg:y="6.717cm" presentation:class="title" presentation:user-transformed="true">
          <draw:text-box>
            <text:p text:style-name="P1"><text:span text:style-name="T1">Web Services Development</text:span></text:p>
          </draw:text-box>
        </draw:frame>
        <draw:frame draw:name="Shape 20" presentation:style-name="pr2" draw:text-style-name="P2" draw:layer="layout" svg:width="19.398cm" svg:height="5.336cm" svg:x="6.634cm" svg:y="12.842cm" presentation:class="subtitle" presentation:user-transformed="true">
          <draw:text-box>
            <text:p text:style-name="P1"><text:span text:style-name="T2">1. Introduction</text:span></text:p>
            <text:p text:style-name="P3"><text:span text:style-name="T3"/></text:p>
            <text:p text:style-name="P4"><text:span text:style-name="T3">Frank Walsh</text:span></text:p>
            <text:p text:style-name="P3"><text:span text:style-name="T3"/></text:p>
          </draw:text-box>
        </draw:frame>
        <presentation:notes draw:style-name="dp2">
          <draw:page-thumbnail draw:name="Shape 22" draw:style-name="gr1" draw:layer="layout" svg:width="14.111cm" svg:height="10.582cm" svg:x="3.528cm" svg:y="2.117cm" draw:page-number="1" presentation:class="page"/>
          <draw:frame draw:name="Shape 2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Bibliography" draw:style-name="dp1" draw:master-page-name="Blank">
        <draw:frame draw:name="Shape 517" presentation:style-name="pr1" draw:text-style-name="P2" draw:layer="layout" svg:width="25.042cm" svg:height="3.454cm" svg:x="1.695cm" svg:y="0.99cm" presentation:class="title" presentation:user-transformed="true">
          <draw:text-box>
            <text:p text:style-name="P6"><text:span text:style-name="T1">Bibliography</text:span></text:p>
          </draw:text-box>
        </draw:frame>
        <draw:custom-shape draw:name="Shape 518" draw:style-name="gr2" draw:text-style-name="P2" draw:layer="layout" svg:width="25.042cm" svg:height="13.895cm" svg:x="1.695cm" svg:y="5.081cm">
          <text:list text:style-name="">
            <text:list-header>
              <text:p/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3" draw:text-style-name="P2" draw:layer="layout" svg:width="8.579cm" svg:height="1.505cm" svg:x="9.927cm" svg:y="19.76cm">
          <text:p text:style-name="P6"><text:span text:style-name="T4">Data Structures - 1. Objects and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21" draw:style-name="gr1" draw:layer="layout" svg:width="14.111cm" svg:height="10.582cm" svg:x="3.528cm" svg:y="2.117cm" draw:page-number="2" presentation:class="page"/>
          <draw:frame draw:name="Shape 52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08T12:25:07.936627855</dc:date>
    <meta:document-statistic meta:object-count="27"/>
    <meta:generator>LibreOffice/4.2.8.2$Linux_X86_64 LibreOffice_project/420m0$Build-2</meta:generator>
  </office:meta>
</office:document-meta>
</file>